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9.286cm"/>
    </style:style>
    <style:style style:name="co2" style:family="table-column">
      <style:table-column-properties fo:break-before="auto" style:column-width="7.167cm"/>
    </style:style>
    <style:style style:name="co3" style:family="table-column">
      <style:table-column-properties fo:break-before="auto" style:column-width="8.23cm"/>
    </style:style>
    <style:style style:name="co4" style:family="table-column">
      <style:table-column-properties fo:break-before="auto" style:column-width="10.144cm"/>
    </style:style>
    <style:style style:name="co5" style:family="table-column">
      <style:table-column-properties fo:break-before="auto" style:column-width="2.49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9.779cm"/>
    </style:style>
    <style:style style:name="co8" style:family="table-column">
      <style:table-column-properties fo:break-before="auto" style:column-width="7.077cm"/>
    </style:style>
    <style:style style:name="co9" style:family="table-column">
      <style:table-column-properties fo:break-before="auto" style:column-width="8.929cm"/>
    </style:style>
    <style:style style:name="co10" style:family="table-column">
      <style:table-column-properties fo:break-before="auto" style:column-width="15.854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1.813cm" fo:break-before="auto" style:use-optimal-row-height="false"/>
    </style:style>
    <style:style style:name="ro5" style:family="table-row">
      <style:table-row-properties style:row-height="0.877cm" fo:break-before="auto" style:use-optimal-row-height="false"/>
    </style:style>
    <style:style style:name="ro6" style:family="table-row">
      <style:table-row-properties style:row-height="1.404cm" fo:break-before="auto" style:use-optimal-row-height="false"/>
    </style:style>
    <style:style style:name="ro7" style:family="table-row">
      <style:table-row-properties style:row-height="1.081cm" fo:break-before="auto" style:use-optimal-row-height="false"/>
    </style:style>
    <style:style style:name="ro8" style:family="table-row">
      <style:table-row-properties style:row-height="1.52cm" fo:break-before="auto" style:use-optimal-row-height="false"/>
    </style:style>
    <style:style style:name="ro9" style:family="table-row">
      <style:table-row-properties style:row-height="0.536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847cm" fo:break-before="auto" style:use-optimal-row-height="true"/>
    </style:style>
    <style:style style:name="ro12" style:family="table-row">
      <style:table-row-properties style:row-height="0.818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788cm" fo:break-before="auto" style:use-optimal-row-height="false"/>
    </style:style>
    <style:style style:name="ro15" style:family="table-row">
      <style:table-row-properties style:row-height="1.258cm" fo:break-before="auto" style:use-optimal-row-height="true"/>
    </style:style>
    <style:style style:name="ro16" style:family="table-row">
      <style:table-row-properties style:row-height="1.637cm" fo:break-before="auto" style:use-optimal-row-height="true"/>
    </style:style>
    <style:style style:name="ro17" style:family="table-row">
      <style:table-row-properties style:row-height="0.467cm" fo:break-before="auto" style:use-optimal-row-height="true"/>
    </style:style>
    <style:style style:name="ro18" style:family="table-row">
      <style:table-row-properties style:row-height="0.73cm" fo:break-before="auto" style:use-optimal-row-height="false"/>
    </style:style>
    <style:style style:name="ro19" style:family="table-row">
      <style:table-row-properties style:row-height="0.584cm" fo:break-before="auto" style:use-optimal-row-height="false"/>
    </style:style>
    <style:style style:name="ro20" style:family="table-row">
      <style:table-row-properties style:row-height="1.258cm" fo:break-before="auto" style:use-optimal-row-height="false"/>
    </style:style>
    <style:style style:name="ro21" style:family="table-row">
      <style:table-row-properties style:row-height="0.875cm" fo:break-before="auto" style:use-optimal-row-height="true"/>
    </style:style>
    <style:style style:name="ro22" style:family="table-row">
      <style:table-row-properties style:row-height="1.236cm" fo:break-before="auto" style:use-optimal-row-height="true"/>
    </style:style>
    <style:style style:name="ro2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 style:text-align-source="fix" style:repeat-content="false"/>
      <style:paragraph-properties fo:text-align="justify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aecf00" style:text-align-source="fix" style:repeat-content="false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justify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justify"/>
    </style:style>
    <style:style style:name="ce10" style:family="table-cell" style:parent-style-name="Default">
      <style:table-cell-properties fo:background-color="#ff8d00" style:text-align-source="fix" style:repeat-content="false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justify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green">
      <style:table-cell-properties style:text-align-source="fix" style:repeat-content="false"/>
      <style:paragraph-properties fo:text-align="justify"/>
      <style:text-properties style:font-name="Liberation Sans"/>
    </style:style>
    <style:style style:name="ce15" style:family="table-cell" style:parent-style-name="green">
      <style:table-cell-properties style:text-align-source="fix" style:repeat-content="false"/>
      <style:paragraph-properties fo:text-align="justify"/>
    </style:style>
    <style:style style:name="ce16" style:family="table-cell" style:parent-style-name="red">
      <style:table-cell-properties style:text-align-source="fix" style:repeat-content="false"/>
      <style:paragraph-properties fo:text-align="justify"/>
      <style:text-properties style:font-name="Liberation Sans"/>
    </style:style>
    <style:style style:name="ce17" style:family="table-cell" style:parent-style-name="red">
      <style:table-cell-properties style:text-align-source="fix" style:repeat-content="false"/>
      <style:paragraph-properties fo:text-align="justify"/>
      <style:text-properties style:font-name="Liberation Sans"/>
      <style:map style:condition="cell-content()=0" style:apply-style-name="Default" style:base-cell-address="'Review Result'.B41"/>
    </style:style>
    <style:style style:name="ce18" style:family="table-cell" style:parent-style-name="red">
      <style:table-cell-properties style:text-align-source="fix" style:repeat-content="false"/>
      <style:paragraph-properties fo:text-align="justify" fo:margin-left="0cm"/>
      <style:text-properties style:font-name="Liberation Sans"/>
    </style:style>
    <style:style style:name="ce19" style:family="table-cell" style:parent-style-name="Default">
      <style:table-cell-properties fo:background-color="#ff6633" style:text-align-source="fix" style:repeat-content="false"/>
      <style:paragraph-properties fo:text-align="justify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justify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justify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ackground-color="#ffff99"/>
    </style:style>
    <style:style style:name="ce24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justify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justify"/>
    </style:style>
    <style:style style:name="T1" style:family="text">
      <style:text-properties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PASS&quot;;&quot;FAIL&quot;)" table:allow-empty-cell="true" table:display-list="unsorted" table:base-cell-address="'Review Result'.B11"/>
        <table:content-validation table:name="val2" table:condition="of:cell-content-is-in-list(&quot;MAJOR&quot;;&quot;MINOR&quot;)" table:allow-empty-cell="true" table:display-list="unsorted" table:base-cell-address="'Test case Functionality Comments'.B8"/>
        <table:content-validation table:name="val3" table:condition="of:cell-content-is-in-list(&quot;YES&quot;;&quot;NO&quot;)" table:allow-empty-cell="true" table:display-list="unsorted" table:base-cell-address="'Test case Functionality Comments'.C8"/>
      </table:content-validations>
      <table:table table:name="Review Result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9"/>
        <table:table-column table:style-name="co6" table:number-columns-repeated="1019" table:default-cell-style-name="ce7"/>
        <table:table-row table:style-name="ro1">
          <table:table-cell table:style-name="ce1" office:value-type="string">
            <text:p>TEST SET FILE NAME: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UTHOR/RECORDER:</text:p>
          </table:table-cell>
          <table:table-cell/>
          <table:table-cell table:style-name="ce19" office:value-type="string">
            <text:p>Instructions: </text:p>
          </table:table-cell>
          <table:table-cell office:value-type="string">
            <text:p>Start from the top of the checklist and work dow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YELLOW SECTION REVIEWERS(System Tester and other in-team Tester):</text:p>
          </table:table-cell>
          <table:table-cell/>
          <table:table-cell table:style-name="ce9"/>
          <table:table-cell office:value-type="string">
            <text:p>Select pass or fail for each category from the dropdown box. The review may only pass if all options have been passed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ORANGE SECTION <text:s/>REVIEWERS(Framework Reviewers):</text:p>
          </table:table-cell>
          <table:table-cell/>
          <table:table-cell table:style-name="ce9"/>
          <table:table-cell office:value-type="string">
            <text:p>Comments should detail the classname, method and line of code in question, and detail exactly what the problem is and why it needs to be changed</text:p>
          </table:table-cell>
          <table:table-cell table:number-columns-repeated="1020"/>
        </table:table-row>
        <table:table-row table:style-name="ro5">
          <table:table-cell table:style-name="ce2" office:value-type="string">
            <text:p>MODERATOR YELLOW SECTIONS(System Tester):</text:p>
          </table:table-cell>
          <table:table-cell table:number-columns-repeated="2"/>
          <table:table-cell office:value-type="string">
            <text:p>Actions should detail what should be done to fix the problem, including a second party if needed</text:p>
          </table:table-cell>
          <table:table-cell table:number-columns-repeated="1020"/>
        </table:table-row>
        <table:table-row table:style-name="ro6">
          <table:table-cell table:style-name="ce2" office:value-type="string">
            <text:p>MODERATOR ORANGE SECTION(A framework reviewer):</text:p>
          </table:table-cell>
          <table:table-cell table:number-columns-repeated="2"/>
          <table:table-cell office:value-type="string">
            <text:p>Comments and actions in the Test Case functionality area should be documented in the Test Case Functionality sheet</text:p>
          </table:table-cell>
          <table:table-cell table:number-columns-repeated="1020"/>
        </table:table-row>
        <table:table-row table:style-name="ro7">
          <table:table-cell table:style-name="ce2" office:value-type="string">
            <text:p>DATE/TIME:</text:p>
          </table:table-cell>
          <table:table-cell table:number-columns-repeated="2"/>
          <table:table-cell office:value-type="string">
            <text:p>Comments and actions in the Test Case Content area should be documented in the Test Case Content sheet</text:p>
          </table:table-cell>
          <table:table-cell table:number-columns-repeated="1020"/>
        </table:table-row>
        <table:table-row table:style-name="ro8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1019"/>
        </table:table-row>
        <table:table-row table:style-name="ro1">
          <table:table-cell table:style-name="ce4" office:value-type="string">
            <text:p>CHECKLIST</text:p>
          </table:table-cell>
          <table:table-cell table:style-name="ce4" office:value-type="string">
            <text:p>PASS/FAIL</text:p>
          </table:table-cell>
          <table:table-cell table:style-name="ce4" office:value-type="string">
            <text:p>COMMENTS</text:p>
          </table:table-cell>
          <table:table-cell table:style-name="ce4" office:value-type="string">
            <text:p>ACTION</text:p>
          </table:table-cell>
          <table:table-cell/>
          <table:table-cell table:style-name="ce20" table:number-columns-repeated="1019"/>
        </table:table-row>
        <table:table-row table:style-name="ro9">
          <table:table-cell table:style-name="ce5" office:value-type="string">
            <text:p>Entry Criteria – Test file Convention</text:p>
          </table:table-cell>
          <table:table-cell table:style-name="ce13"/>
          <table:table-cell table:style-name="ce12"/>
          <table:table-cell table:number-columns-repeated="1021"/>
        </table:table-row>
        <table:table-row table:style-name="ro9">
          <table:table-cell table:style-name="ce6" office:value-type="string">
            <text:p>Follows the git structure: git/test/src/testScripts/IT/litp_2_0/&lt;MODULE&gt;/testset_storyXXXX.py</text:p>
          </table:table-cell>
          <table:table-cell table:style-name="ce9" table:content-validation-name="val1" office:value-type="string">
            <text:p>PASS</text:p>
          </table:table-cell>
          <table:table-cell table:style-name="ce12"/>
          <table:table-cell table:number-columns-repeated="1021"/>
        </table:table-row>
        <table:table-row table:style-name="ro10">
          <table:table-cell office:value-type="string">
            <text:p>10.0 pylint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office:value-type="string">
            <text:p>No pep8 errors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1">
          <table:table-cell office:value-type="string">
            <text:p>Have any utilities been updated during coding of this user story, if so has the utility owner been invited to the second review section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/>
          <table:table-cell table:style-name="ce9"/>
          <table:table-cell table:number-columns-repeated="1022"/>
        </table:table-row>
        <table:table-row table:style-name="ro12">
          <table:table-cell/>
          <table:table-cell table:style-name="ce14" table:formula="of:=IF(AND([.B11]=&quot;PASS&quot;; [.B12]=&quot;PASS&quot;; [.B13]=&quot;PASS&quot;; [.B14]=&quot;PASS&quot;); &quot;PROCEED TO NEXT SECTION&quot;; &quot;DO NOT PROCEED TO NEXT SECTION&quot;)&amp;T(ORG.OPENOFFICE.STYLE(IF(AND([.B11]=&quot;PASS&quot;; [.B12]=&quot;PASS&quot;; [.B13]=&quot;PASS&quot;; [.B14]=&quot;PASS&quot;);&quot;green&quot;;&quot;red&quot;)))" office:value-type="string" office:string-value="PROCEED TO NEXT SECTION">
            <text:p>PROCEED TO NEXT SECTION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9">
          <table:table-cell table:style-name="ce5" office:value-type="string">
            <text:p>Test class Convention</text:p>
          </table:table-cell>
          <table:table-cell table:style-name="ce13"/>
          <table:table-cell table:style-name="ce12" table:number-columns-repeated="2"/>
          <table:table-cell/>
          <table:table-cell table:style-name="ce12" table:number-columns-repeated="1019"/>
        </table:table-row>
        <table:table-row table:style-name="ro10">
          <table:table-cell office:value-type="string">
            <text:p>Test class name has the format: class StoryXXX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office:value-type="string">
            <text:p>Test class inherits GenericTest: class StoryXXX(GenericTest):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3">
          <table:table-cell office:value-type="string">
            <text:p>If Test class has a setup/teardown method, super(StoryXXX, self).setUp() and super(StoryXXX, self).tearDown() are included in each method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office:value-type="string">
            <text:p>Test class has a header with a high level description of the story being tested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9">
          <table:table-cell table:style-name="ce5" office:value-type="string">
            <text:p>Test case/method Convention</text:p>
          </table:table-cell>
          <table:table-cell table:number-columns-repeated="1023"/>
        </table:table-row>
        <table:table-row table:style-name="ro10">
          <table:table-cell office:value-type="string">
            <text:p>Test cases name follows the convention def test_xx_p_&lt;high_level_name&gt;(self): where _p_ is positive and _n_ is negative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1">
          <table:table-cell office:value-type="string">
            <text:p>Test cases have a header with a clear description of the objective and expected results of the test case</text:p>
          </table:table-cell>
          <table:table-cell table:style-name="ce9" table:content-validation-name="val1" office:value-type="string">
            <text:p>PASS</text:p>
          </table:table-cell>
          <table:table-cell office:value-type="string">
            <text:p>Format of description should be cleaner, see 1.x test cases for example</text:p>
          </table:table-cell>
          <table:table-cell office:value-type="string">
            <text:p>David to update docs – COMPLETED</text:p>
          </table:table-cell>
          <table:table-cell table:number-columns-repeated="1020"/>
        </table:table-row>
        <table:table-row table:style-name="ro10">
          <table:table-cell office:value-type="string">
            <text:p>Test case code has comments describing complex code and reflecting what the description has detailed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office:value-type="string">
            <text:p>Last line of test methods should be an assertion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/>
          <table:table-cell table:style-name="ce9"/>
          <table:table-cell table:number-columns-repeated="1022"/>
        </table:table-row>
        <table:table-row table:style-name="ro12">
          <table:table-cell table:style-name="ce8"/>
          <table:table-cell table:style-name="ce15" table:formula="of:=IF(AND([.B11]=&quot;PASS&quot;; [.B12]=&quot;PASS&quot;; [.B13]=&quot;PASS&quot;; [.B19]=&quot;PASS&quot;; [.B20]=&quot;PASS&quot;; [.B21]=&quot;PASS&quot;; [.B22]=&quot;PASS&quot;; [.B25]=&quot;PASS&quot;; [.B26]=&quot;PASS&quot;; [.B27]=&quot;PASS&quot;; [.B28]=&quot;PASS&quot;); &quot;PROCEED TO NEXT SECTION&quot;; &quot;DO NOT PROCEED TO NEXT SECTION&quot;)&amp;T(ORG.OPENOFFICE.STYLE(IF(AND([.B11]=&quot;PASS&quot;; [.B12]=&quot;PASS&quot;; [.B13]=&quot;PASS&quot;; [.B19]=&quot;PASS&quot;; [.B20]=&quot;PASS&quot;; [.B21]=&quot;PASS&quot;; [.B22]=&quot;PASS&quot;; [.B25]=&quot;PASS&quot;; [.B26]=&quot;PASS&quot;; [.B27]=&quot;PASS&quot;; [.B28]=&quot;PASS&quot;);&quot;green&quot;;&quot;red&quot;)))" office:value-type="string" office:string-value="PROCEED TO NEXT SECTION">
            <text:p>PROCEED TO NEXT SECTION</text:p>
          </table:table-cell>
          <table:table-cell table:number-columns-repeated="1022"/>
        </table:table-row>
        <table:table-row table:style-name="ro10">
          <table:table-cell/>
          <table:table-cell table:style-name="ce9"/>
          <table:table-cell table:number-columns-repeated="1022"/>
        </table:table-row>
        <table:table-row table:style-name="ro9">
          <table:table-cell table:style-name="ce5" office:value-type="string">
            <text:p>Test case functionality</text:p>
          </table:table-cell>
          <table:table-cell table:style-name="ce9"/>
          <table:table-cell table:number-columns-repeated="1022"/>
        </table:table-row>
        <table:table-row table:style-name="ro10">
          <table:table-cell table:style-name="ce6" office:value-type="string">
            <text:p>Is the test case content covered by another existing test case</text:p>
          </table:table-cell>
          <table:table-cell table:style-name="ce9" table:content-validation-name="val1"/>
          <table:table-cell table:number-columns-repeated="1022"/>
        </table:table-row>
        <table:table-row table:style-name="ro10">
          <table:table-cell table:style-name="ce6" office:value-type="string">
            <text:p>Could the test case content be merged with another test case to reduce test time</text:p>
          </table:table-cell>
          <table:table-cell table:style-name="ce9" table:content-validation-name="val1"/>
          <table:table-cell table:number-columns-repeated="1022"/>
        </table:table-row>
        <table:table-row table:style-name="ro10">
          <table:table-cell table:style-name="ce6" office:value-type="string">
            <text:p>Is the test doing what it is intended to do(testing the story)</text:p>
          </table:table-cell>
          <table:table-cell table:style-name="ce9" table:content-validation-name="val1"/>
          <table:table-cell table:number-columns-repeated="1022"/>
        </table:table-row>
        <table:table-row table:style-name="ro10">
          <table:table-cell table:style-name="ce6"/>
          <table:table-cell table:style-name="ce9"/>
          <table:table-cell table:number-columns-repeated="1022"/>
        </table:table-row>
        <table:table-row table:style-name="ro14">
          <table:table-cell table:style-name="ce9"/>
          <table:table-cell table:style-name="ce16" table:formula="of:=IF(AND([.B11]=&quot;PASS&quot;; [.B12]=&quot;PASS&quot;; [.B13]=&quot;PASS&quot;; [.B19]=&quot;PASS&quot;; [.B20]=&quot;PASS&quot;; [.B21]=&quot;PASS&quot;; [.B22]=&quot;PASS&quot;; [.B25]=&quot;PASS&quot;; [.B26]=&quot;PASS&quot;; [.B27]=&quot;PASS&quot;; [.B28]=&quot;PASS&quot;; [.B33]=&quot;PASS&quot;; [.B34]=&quot;PASS&quot;; [.B35]=&quot;PASS&quot;); &quot;PROCEED TO NEXT SECTION&quot;; &quot;DO NOT PROCEED TO NEXT SECTION&quot;)&amp;T(ORG.OPENOFFICE.STYLE(IF(AND([.B11]=&quot;PASS&quot;; [.B12]=&quot;PASS&quot;; [.B13]=&quot;PASS&quot;; [.B19]=&quot;PASS&quot;; [.B20]=&quot;PASS&quot;; [.B21]=&quot;PASS&quot;; [.B22]=&quot;PASS&quot;; [.B25]=&quot;PASS&quot;; [.B26]=&quot;PASS&quot;; [.B27]=&quot;PASS&quot;; [.B28]=&quot;PASS&quot;; [.B33]=&quot;PASS&quot;; [.B34]=&quot;PASS&quot;; [.B35]=&quot;PASS&quot;);&quot;green&quot;;&quot;red&quot;)))" office:value-type="string" office:string-value="DO NOT PROCEED TO NEXT SECTION">
            <text:p>DO NOT PROCEED TO NEXT SECTION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9">
          <table:table-cell table:style-name="ce10" office:value-type="string">
            <text:p>Test <text:s/>case content</text:p>
          </table:table-cell>
          <table:table-cell table:number-columns-repeated="1023"/>
        </table:table-row>
        <table:table-row table:style-name="ro10">
          <table:table-cell table:style-name="ce6" office:value-type="string">
            <text:p>Is the code readable – commented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5">
          <table:table-cell office:value-type="string">
            <text:p>Hard-coded values</text:p>
          </table:table-cell>
          <table:table-cell table:style-name="ce9" table:content-validation-name="val1" office:value-type="string">
            <text:p>PASS</text:p>
          </table:table-cell>
          <table:table-cell office:value-type="string">
            <text:p>Line 104 - /system/vm_903 – how did systems get created? Is it hardcoded? <text:s/>If it exists in the litp tree then search for it using find utility</text:p>
          </table:table-cell>
          <table:table-cell office:value-type="string">
            <text:p>Luke/David to investigate – COMPLETED</text:p>
          </table:table-cell>
          <table:table-cell table:number-columns-repeated="1020"/>
        </table:table-row>
        <table:table-row table:style-name="ro10">
          <table:table-cell office:value-type="string">
            <text:p>Duplicated code – Could more be done in the setup, need for a separate class?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office:value-type="string">
            <text:p>Any code snippets covered by a utility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6">
          <table:table-cell office:value-type="string">
            <text:p>Any code snippets that would be reusable in a utility for other test cases to use</text:p>
          </table:table-cell>
          <table:table-cell table:style-name="ce9" table:content-validation-name="val1" office:value-type="string">
            <text:p>PASS</text:p>
          </table:table-cell>
          <table:table-cell office:value-type="string">
            <text:p>After command returns are asserted(for litp commands), a utility could be written to parse the output,this would save multiple lines of code in the test file, utility should be added to cli_utils</text:p>
          </table:table-cell>
          <table:table-cell office:value-type="string">
            <text:p>David/Luke to implement this COMPLETED</text:p>
          </table:table-cell>
          <table:table-cell table:number-columns-repeated="1020"/>
        </table:table-row>
        <table:table-row table:style-name="ro10">
          <table:table-cell office:value-type="string">
            <text:p>Any improvement on a code snippet – too long, over-complicated, is there a better way to achieve the same result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office:value-type="string">
            <text:p>Any unreachable code, unused code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office:value-type="string">
            <text:p>Does the test case leave the system in the pre-test state(Do not clean up commands that have not be run successfully)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office:value-type="string">
            <text:p>Any long sleeps in test code(Not allowed)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table:style-name="ce9" office:value-type="string">
            <text:p>Restore of landscape(Not allowed)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table:style-name="ce9" office:value-type="string">
            <text:p>No Exception handling in test case(it is already covered by unittest and in Generic test)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table:style-name="ce9" office:value-type="string">
            <text:p>Only asserting using unittest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table:style-name="ce9" table:number-columns-repeated="2"/>
          <table:table-cell table:number-columns-repeated="1022"/>
        </table:table-row>
        <table:table-row table:style-name="ro9">
          <table:table-cell table:style-name="ce11" office:value-type="string">
            <text:p>Test Utility Content</text:p>
          </table:table-cell>
          <table:table-cell table:style-name="ce9"/>
          <table:table-cell table:number-columns-repeated="1022"/>
        </table:table-row>
        <table:table-row table:style-name="ro17">
          <table:table-cell table:style-name="ce6" office:value-type="string">
            <text:p>Is the code readable – commented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7">
          <table:table-cell table:style-name="ce9" office:value-type="string">
            <text:p>Is the utility a duplicate of another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7">
          <table:table-cell table:style-name="ce9" office:value-type="string">
            <text:p>Is the utility generic enough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7">
          <table:table-cell table:style-name="ce9" office:value-type="string">
            <text:p>Any long sleeps in the utility(not allowed)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7">
          <table:table-cell office:value-type="string">
            <text:p>Any unreachable code, unused code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7">
          <table:table-cell office:value-type="string">
            <text:p>Any improvement on a code snippet – too long, over-complicated, is there a better way to achieve the same result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table:style-name="ce9" office:value-type="string">
            <text:p>Any assertions/try/finally in the utility(Not allowed)</text:p>
          </table:table-cell>
          <table:table-cell table:style-name="ce9" table:content-validation-name="val1"/>
          <table:table-cell table:number-columns-repeated="1022"/>
        </table:table-row>
        <table:table-row table:style-name="ro10">
          <table:table-cell table:style-name="ce9"/>
          <table:table-cell table:style-name="ce9" table:content-validation-name="val1"/>
          <table:table-cell table:number-columns-repeated="1022"/>
        </table:table-row>
        <table:table-row table:style-name="ro18">
          <table:table-cell table:style-name="ce8" office:value-type="string">
            <text:p>CHECKLIST RESULT:</text:p>
          </table:table-cell>
          <table:table-cell table:style-name="ce17" table:formula="of:=IF(AND([.B11]=&quot;PASS&quot;; [.B12]=&quot;PASS&quot;; [.B13]=&quot;PASS&quot;; [.B19]=&quot;PASS&quot;; [.B20]=&quot;PASS&quot;; [.B21]=&quot;PASS&quot;; [.B22]=&quot;PASS&quot;; [.B26]=&quot;PASS&quot;; [.B27]=&quot;PASS&quot;; [.B28]=&quot;PASS&quot;; [.B33]=&quot;PASS&quot;; [.B34]=&quot;PASS&quot;; [.B35]=&quot;PASS&quot;; [.B40]=&quot;PASS&quot;; [.B41]=&quot;PASS&quot;; [.B42]=&quot;PASS&quot;; [.B43]=&quot;PASS&quot;; [.B44]=&quot;PASS&quot;;[.B45]=&quot;PASS&quot;; [.B46]=&quot;PASS&quot;; [.B47]=&quot;PASS&quot;; [.B48]=&quot;PASS&quot;; [.B49]=&quot;PASS&quot;; [.B50]=&quot;PASS&quot;; [.B51]=&quot;PASS&quot;; [.B54]=&quot;PASS&quot;; [.B55]=&quot;PASS&quot;; [.B56]=&quot;PASS&quot;; [.B57]=&quot;PASS&quot;; [.B58]=&quot;PASS&quot;; [.B59]=&quot;PASS&quot;; [.B60]=&quot;PASS&quot;); &quot;PASS&quot;; &quot;FAIL&quot;)&amp;T(ORG.OPENOFFICE.STYLE(IF(AND([.B11]=&quot;PASS&quot;; [.B12]=&quot;PASS&quot;; [.B13]=&quot;PASS&quot;; [.B19]=&quot;PASS&quot;; [.B20]=&quot;PASS&quot;; [.B21]=&quot;PASS&quot;; [.B22]=&quot;PASS&quot;; [.B25]=&quot;PASS&quot;; [.B26]=&quot;PASS&quot;; [.B27]=&quot;PASS&quot;; [.B28]=&quot;PASS&quot;; [.B33]=&quot;PASS&quot;; [.B34]=&quot;PASS&quot;; [.B35]=&quot;PASS&quot;; [.B40]=&quot;PASS&quot;; [.B41]=&quot;PASS&quot;; [.B42]=&quot;PASS&quot;; [.B43]=&quot;PASS&quot;; [.B44]=&quot;PASS&quot;;[.B45]=&quot;PASS&quot;; [.B46]=&quot;PASS&quot;; [.B47]=&quot;PASS&quot;; [.B48]=&quot;PASS&quot;; [.B50]=&quot;PASS&quot;; [.B51]=&quot;PASS&quot;; [.B54]=&quot;PASS&quot;; [.B55]=&quot;PASS&quot;; [.B56]=&quot;PASS&quot;; [.B57]=&quot;PASS&quot;; [.B58]=&quot;PASS&quot;; [.B59]=&quot;PASS&quot;; [.B60]=&quot;PASS&quot;);&quot;green&quot;;&quot;red&quot;)))" office:value-type="string" office:string-value="FAIL">
            <text:p>FAIL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9">
          <table:table-cell table:style-name="ce12" office:value-type="string">
            <text:p>EXIT CRITERIA</text:p>
          </table:table-cell>
          <table:table-cell table:number-columns-repeated="1023"/>
        </table:table-row>
        <table:table-row table:style-name="ro10">
          <table:table-cell office:value-type="string">
            <text:p>All actions have been resolved</text:p>
          </table:table-cell>
          <table:table-cell table:style-name="ce9" table:content-validation-name="val1"/>
          <table:table-cell table:number-columns-repeated="1022"/>
        </table:table-row>
        <table:table-row table:style-name="ro10">
          <table:table-cell office:value-type="string">
            <text:p>All actions have been re-reviewed by a selected reviewer</text:p>
          </table:table-cell>
          <table:table-cell table:style-name="ce9" table:content-validation-name="val1"/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20">
          <table:table-cell table:style-name="ce8" office:value-type="string">
            <text:p>REVIEW RESULT:</text:p>
          </table:table-cell>
          <table:table-cell table:style-name="ce18" table:formula="of:=IF(AND([.B62]=&quot;PASS&quot;; [.B65]=&quot;PASS&quot;; [.B66]=&quot;PASS&quot;); &quot;PASS&quot;; &quot;FAIL&quot;)&amp;T(ORG.OPENOFFICE.STYLE(IF(AND([.B62]=&quot;PASS&quot;; [.B65]=&quot;PASS&quot;; [.B66]=&quot;PASS&quot;);&quot;green&quot;;&quot;red&quot;)))" office:value-type="string" office:string-value="FAIL">
            <text:p>FAIL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 Functionality Comments" table:style-name="ta1"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row table:style-name="ro21">
          <table:table-cell table:style-name="ce21" office:value-type="string">
            <text:p>Test case functionality</text:p>
          </table:table-cell>
          <table:table-cell table:style-name="ce23" table:number-columns-repeated="2"/>
          <table:table-cell table:style-name="ce27"/>
        </table:table-row>
        <table:table-row table:style-name="ro21">
          <table:table-cell table:style-name="ce22"/>
          <table:table-cell table:style-name="ce24" office:value-type="string">
            <text:p>Instructions:</text:p>
          </table:table-cell>
          <table:table-cell table:style-name="ce9" office:value-type="string">
            <text:p>Comments should clearly state what the details of the problem/issue and if possible suggest a solution</text:p>
          </table:table-cell>
          <table:table-cell table:style-name="ce26"/>
        </table:table-row>
        <table:table-row table:style-name="ro21">
          <table:table-cell table:style-name="ce22"/>
          <table:table-cell table:style-name="ce25"/>
          <table:table-cell table:style-name="ce26" office:value-type="string">
            <text:p>Action should clearly describe what needs to be done to rectify the problem</text:p>
          </table:table-cell>
          <table:table-cell table:style-name="ce26"/>
        </table:table-row>
        <table:table-row table:style-name="ro21">
          <table:table-cell table:style-name="ce22"/>
          <table:table-cell table:style-name="ce25"/>
          <table:table-cell table:style-name="ce26" office:value-type="string">
            <text:p>Major/Minor should be selected from the drop down which describes the severity of the problem</text:p>
          </table:table-cell>
          <table:table-cell table:style-name="ce26"/>
        </table:table-row>
        <table:table-row table:style-name="ro22">
          <table:table-cell table:style-name="ce22"/>
          <table:table-cell table:style-name="ce25"/>
          <table:table-cell table:style-name="ce26" office:value-type="string">
            <text:p>Yes/No means despite the action/comment, the review is ok to pass – It should be rare that a major comment is set to Yes</text:p>
          </table:table-cell>
          <table:table-cell table:style-name="ce26"/>
        </table:table-row>
        <table:table-row table:style-name="ro21">
          <table:table-cell table:style-name="ce22"/>
          <table:table-cell table:style-name="ce25"/>
          <table:table-cell table:style-name="ce26" table:number-columns-repeated="2"/>
        </table:table-row>
        <table:table-row table:style-name="ro1">
          <table:table-cell table:style-name="ce4" office:value-type="string">
            <text:p>Comments</text:p>
          </table:table-cell>
          <table:table-cell table:style-name="ce4" office:value-type="string">
            <text:p>Major/Minor</text:p>
          </table:table-cell>
          <table:table-cell table:style-name="ce4" office:value-type="string">
            <text:p>Yes/No</text:p>
          </table:table-cell>
          <table:table-cell table:style-name="ce4" office:value-type="string">
            <text:p>Action</text:p>
          </table:table-cell>
        </table:table-row>
        <table:table-row table:style-name="ro1" table:number-rows-repeated="81">
          <table:table-cell/>
          <table:table-cell table:content-validation-name="val2"/>
          <table:table-cell table:content-validation-name="val3"/>
          <table:table-cell/>
        </table:table-row>
        <table:table-row table:style-name="ro1" table:number-rows-repeated="126">
          <table:table-cell table:number-columns-repeated="2"/>
          <table:table-cell table:content-validation-name="val3"/>
          <table:table-cell/>
        </table:table-row>
        <table:table-row table:style-name="ro1" table:number-rows-repeated="104836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est Case Content Comments" table:style-name="ta1"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row table:style-name="ro21">
          <table:table-cell table:style-name="ce21" office:value-type="string">
            <text:p>Test case Content</text:p>
          </table:table-cell>
          <table:table-cell table:style-name="ce23" table:number-columns-repeated="2"/>
          <table:table-cell table:style-name="ce27"/>
        </table:table-row>
        <table:table-row table:style-name="ro23">
          <table:table-cell table:style-name="ce22"/>
          <table:table-cell table:style-name="ce24" office:value-type="string">
            <text:p>Instructions<text:span text:style-name="T1">:</text:span></text:p>
          </table:table-cell>
          <table:table-cell table:style-name="ce9" office:value-type="string">
            <text:p>Comments should clearly state what the details of the problem/issue and if possible suggest/describe a solution, include the section of code and line that this needs to be resolved</text:p>
          </table:table-cell>
          <table:table-cell table:style-name="ce26"/>
        </table:table-row>
        <table:table-row table:style-name="ro21">
          <table:table-cell table:style-name="ce22"/>
          <table:table-cell table:style-name="ce25"/>
          <table:table-cell table:style-name="ce26" office:value-type="string">
            <text:p>Action should clearly describe what needs to be done to rectify the problem</text:p>
          </table:table-cell>
          <table:table-cell table:style-name="ce26"/>
        </table:table-row>
        <table:table-row table:style-name="ro21">
          <table:table-cell table:style-name="ce22"/>
          <table:table-cell table:style-name="ce25"/>
          <table:table-cell table:style-name="ce26" office:value-type="string">
            <text:p>Major/Minor should be selected from the drop down which describes the severity of the problem</text:p>
          </table:table-cell>
          <table:table-cell table:style-name="ce26"/>
        </table:table-row>
        <table:table-row table:style-name="ro22">
          <table:table-cell table:style-name="ce22"/>
          <table:table-cell table:style-name="ce25"/>
          <table:table-cell table:style-name="ce26" office:value-type="string">
            <text:p>Yes/No means despite the action/comment, the review is ok to pass/fail with this comment – It should be rare that a MAJOR comment is set to YES</text:p>
          </table:table-cell>
          <table:table-cell table:style-name="ce26"/>
        </table:table-row>
        <table:table-row table:style-name="ro21">
          <table:table-cell table:style-name="ce22"/>
          <table:table-cell table:style-name="ce25"/>
          <table:table-cell table:style-name="ce26" table:number-columns-repeated="2"/>
        </table:table-row>
        <table:table-row table:style-name="ro1">
          <table:table-cell table:style-name="ce4" office:value-type="string">
            <text:p>Comments</text:p>
          </table:table-cell>
          <table:table-cell table:style-name="ce4" office:value-type="string">
            <text:p>Major/Minor</text:p>
          </table:table-cell>
          <table:table-cell table:style-name="ce4" office:value-type="string">
            <text:p>Yes/No</text:p>
          </table:table-cell>
          <table:table-cell table:style-name="ce4" office:value-type="string">
            <text:p>Action</text:p>
          </table:table-cell>
        </table:table-row>
        <table:table-row table:style-name="ro17">
          <table:table-cell office:value-type="string">
            <text:p>Test case 11 is unfinished</text:p>
          </table:table-cell>
          <table:table-cell table:content-validation-name="val2" office:value-type="string">
            <text:p>MAJOR</text:p>
          </table:table-cell>
          <table:table-cell table:content-validation-name="val3" office:value-type="string">
            <text:p>NO</text:p>
          </table:table-cell>
          <table:table-cell office:value-type="string">
            <text:p>Utility needs to be written for the plan COMPLETED</text:p>
          </table:table-cell>
        </table:table-row>
        <table:table-row table:style-name="ro17">
          <table:table-cell office:value-type="string">
            <text:p>tearDown will be updated with new FW functionality</text:p>
          </table:table-cell>
          <table:table-cell table:content-validation-name="val2" office:value-type="string">
            <text:p>MAJOR</text:p>
          </table:table-cell>
          <table:table-cell table:content-validation-name="val3" office:value-type="string">
            <text:p>NO</text:p>
          </table:table-cell>
          <table:table-cell office:value-type="string">
            <text:p>Luke to update this COMPLETED</text:p>
          </table:table-cell>
        </table:table-row>
        <table:table-row table:style-name="ro1" table:number-rows-repeated="79">
          <table:table-cell/>
          <table:table-cell table:content-validation-name="val2"/>
          <table:table-cell table:content-validation-name="val3"/>
          <table:table-cell/>
        </table:table-row>
        <table:table-row table:style-name="ro1" table:number-rows-repeated="126">
          <table:table-cell table:number-columns-repeated="2"/>
          <table:table-cell table:content-validation-name="val3"/>
          <table:table-cell/>
        </table:table-row>
        <table:table-row table:style-name="ro1" table:number-rows-repeated="1048361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4bd5e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12/12/2013</text:date>, <text:time>17:2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Kelly</meta:initial-creator>
    <meta:creation-date>2013-11-27T14:24:21</meta:creation-date>
    <dc:date>2013-12-12T17:27:42</dc:date>
    <dc:creator>Brian Kelly</dc:creator>
    <meta:editing-duration>P4DT16H20M42S</meta:editing-duration>
    <meta:editing-cycles>15</meta:editing-cycles>
    <meta:generator>LibreOffice/3.4$Unix LibreOffice_project/340m1$Build-502</meta:generator>
    <meta:document-statistic meta:table-count="3" meta:cell-count="138" meta:object-count="0"/>
  </office:meta>
</office:document-meta>
</file>